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cs" fo:country="CZ"/>
    </style:style>
    <style:style style:name="P2" style:family="paragraph" style:parent-style-name="Text_20_body" style:list-style-name="L1"/>
    <style:style style:name="T1" style:family="text">
      <style:text-properties fo:language="cs" fo:country="CZ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okumentace k balíčku</text:h>
      <text:p text:style-name="Text_20_body"><text:span text:style-name="T1">Balíček obsahuje kromě produktů práce ve formě ontologie (datasety, dimenze, míry, pomocné property a třídy a číselníky) také extrahovaná data a také data zdrojová (Access databáze) a podkladová (číselníky, tiskopisy formulářů pro sběr dat o trestné činnosti, statistiky trestné činnosti s názvy soudobých základních útvarů PČR) a různá další pomocná data (skripty pro extrakci dat číselníků, mapping soubor pro extrakci dat pomocí D2RQ apod.).</text:span></text:p>
      <text:p text:style-name="Text_20_body"><text:span text:style-name="T1">Struktura balíčku je tedy následující:</text:span></text:p>
      <text:list xml:id="list8276016126179505037" text:style-name="L1">
        <text:list-item>
          <text:p text:style-name="P2"><text:span text:style-name="T1">ontology: Složka s definicemi datasetů, číselníků a pomocných tříd</text:span></text:p>
          <text:list>
            <text:list-item>
              <text:p text:style-name="P2"><text:span text:style-name="T1">dataset: Složka s definicemi struktury datasetů<text:line-break/>V této složce jsou podsložky věnované jednotlivým datasetům. V každé z těchto podsložek jsou soubory (zpravidla jeden) s definicí struktury daného datasetu.</text:span></text:p>
            </text:list-item>
            <text:list-item>
              <text:p text:style-name="P2"><text:span text:style-name="T1">class: Složka s definicemi pomocných tříd</text:span></text:p>
              <text:list>
                <text:list-item>
                  <text:p text:style-name="P2"><text:span text:style-name="T1">zakony<text:line-break/>Zde jsou obsaženy definice pomocných tříd pro odkazování zákonů (entit na linked.opendata.cz).</text:span></text:p>
                </text:list-item>
              </text:list>
            </text:list-item>
            <text:list-item>
              <text:p text:style-name="P2"><text:span text:style-name="T1">property: Složka s definicemi properties</text:span></text:p>
              <text:list>
                <text:list-item>
                  <text:p text:style-name="P2"><text:span text:style-name="T1">dimension<text:line-break/>Zde jsou soubory s definicemi dimenzí datasetů (qb:DimensionProperty). Definice dimenzí se rozpadá do několika souborů podle příslušnosti k datasetu.</text:span></text:p>
                </text:list-item>
                <text:list-item>
                  <text:p text:style-name="P2"><text:span text:style-name="T1">measure<text:line-break/>DTTO pro míry (qb:MeasureProperty) datasetů.</text:span></text:p>
                </text:list-item>
                <text:list-item>
                  <text:p text:style-name="P2"><text:span text:style-name="T1">zakony<text:line-break/>Zde jsou definované pomocné properties pro odkazování zákonů (entit na linked.opendata.cz).</text:span></text:p>
                </text:list-item>
              </text:list>
            </text:list-item>
            <text:list-item>
              <text:p text:style-name="P2"><text:span text:style-name="T1">codelist: Složka s definicemi číselníků</text:span></text:p>
              <text:list>
                <text:list-item>
                  <text:p text:style-name="P2"><text:span text:style-name="T1">definitions: definice a popis číselníků</text:span></text:p>
                </text:list-item>
                <text:list-item>
                  <text:p text:style-name="P2"><text:span text:style-name="T1">source: soubory CSV se zdrojovými daty číselníků extrahovanými z HTML stránek</text:span></text:p>
                </text:list-item>
                <text:list-item>
                  <text:p text:style-name="P2"><text:span text:style-name="T1">data: data (definice členských konceptů) číselníků, extrahovaná pomocí skriptů ze složky "scripts"</text:span></text:p>
                </text:list-item>
                <text:list-item>
                  <text:p text:style-name="P2"><text:span text:style-name="T1">semantics: složka s definicí sémantiky číselníků (hierarchie, definice top-level konceptů, kolekce konceptů)</text:span></text:p>
                </text:list-item>
                <text:list-item>
                  <text:p text:style-name="P2"><text:span text:style-name="T1">linking:<text:line-break/>Zde jsou složky odpovídající vybraným linkovaným číselníkům. Ve složce daného číselníku jsou pak k nalezení zdrojová data pro linkování, skripty generující SPARQL a výsledné TTL soubory s definicí linkování.</text:span></text:p>
                </text:list-item>
                <text:list-item>
                  <text:p text:style-name="P2"><text:span text:style-name="T1">headers: složka se soubory obsahujícími hlavičky číselníků</text:span></text:p>
                </text:list-item>
                <text:list-item>
                  <text:p text:style-name="P2"><text:span text:style-name="T1">templates: složka s šablonami číselníků a konceptů</text:span></text:p>
                </text:list-item>
                <text:list-item>
                  <text:p text:style-name="P2"><text:span text:style-name="T1">scripts: složka s extrakčními skripty (CSV =&gt; TTL)</text:span></text:p>
                </text:list-item>
              </text:list>
            </text:list-item>
          </text:list>
        </text:list-item>
        <text:list-item>
          <text:p text:style-name="P2"><text:span text:style-name="T1">datasets<text:line-break/>V této složce jsou adresáře odpovídající jednotlivým datasetům. V každé takové složce je pak soubor "instance.ttl" s definicí daného datasetu (kontejneru pro pozorování).</text:span></text:p>
        </text:list-item>
        <text:list-item>
          <text:p text:style-name="P2"><text:soft-page-break/><text:span text:style-name="T1">extrahovanaData:<text:line-break/>Zde jsou adresáře pro jednotlivé roky.<text:line-break/>V adresáři pro daný rok je vždy soubor "datasetYYYY.n3" s extrahovanými daty všech datasetů pro rok YYYY.<text:line-break/>V adresáři "podklady" je pak soubor "mapping.ttl", který obsahuje mapování pozorování datasetů pro daný rok na struktury relační databáze. Tento soubor je pro extrakci dat používán nástrojem D2RQ.</text:span></text:p>
        </text:list-item>
        <text:list-item>
          <text:p text:style-name="P2"><text:span text:style-name="T1">podkladovaData</text:span></text:p>
          <text:list>
            <text:list-item>
              <text:p text:style-name="P2"><text:span text:style-name="T1">ciselniky: HTML verze použitých číselníků</text:span></text:p>
            </text:list-item>
            <text:list-item>
              <text:p text:style-name="P2"><text:span text:style-name="T1">formulare</text:span></text:p>
              <text:list>
                <text:list-item>
                  <text:p text:style-name="P2"><text:span text:style-name="T1">FTC: scany tiskopisu FTČ (formulář o trestném činu)</text:span></text:p>
                </text:list-item>
                <text:list-item>
                  <text:p text:style-name="P2"><text:span text:style-name="T1">FZP: scany tiskopisu FZP (formulář o známém pachateli)</text:span></text:p>
                </text:list-item>
              </text:list>
            </text:list-item>
            <text:list-item>
              <text:p text:style-name="P2"><text:span text:style-name="T1">statistiky<text:line-break/>Zde jsou vybrané statistiky za roky 2000 až 2012. Příslušné soubory jsou důležité hlavně k tomu, že obsahují ke krajům příslušné územní odbory a k územním odborům příslušné základní útvary i s názvy.<text:line-break/>Tyto soubory jsem použil pro extrakci útvarů PČR a jejich hierarchie pro daný rok (ve skutečnosti pouze pro roky 2008 až 2012).</text:span></text:p>
            </text:list-item>
          </text:list>
        </text:list-item>
        <text:list-item>
          <text:p text:style-name="P2"><text:span text:style-name="T1">zdrojovaData<text:line-break/>Tato složka obsahuje soubor "Access.rar", který obsahuje veškerá dostupná zdrojová data formulářů FTČ a FZP za roky 2008 až 2012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7S</meta:editing-duration>
    <meta:editing-cycles>5</meta:editing-cycles>
    <meta:generator>OpenOffice.org/3.4.1$Win32 OpenOffice.org_project/341m1$Build-9593</meta:generator>
    <dc:date>2013-12-28T14:16:59.46</dc:date>
    <meta:document-statistic meta:table-count="0" meta:image-count="0" meta:object-count="0" meta:page-count="2" meta:paragraph-count="29" meta:word-count="470" meta:character-count="3211"/>
    <meta:user-defined meta:name="Info 1"/>
    <meta:user-defined meta:name="Info 2"/>
    <meta:user-defined meta:name="Info 3"/>
    <meta:user-defined meta:name="Info 4"/>
  </office:meta>
</office:document-meta>
</file>